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9" style:family="table-column">
      <style:table-column-properties fo:break-before="auto" style:column-width="3.179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1.464cm"/>
    </style:style>
    <style:style style:name="co16" style:family="table-column">
      <style:table-column-properties fo:break-before="auto" style:column-width="6.108cm"/>
    </style:style>
    <style:style style:name="co17" style:family="table-column">
      <style:table-column-properties fo:break-before="auto" style:column-width="1.353cm"/>
    </style:style>
    <style:style style:name="co18" style:family="table-column">
      <style:table-column-properties fo:break-before="auto" style:column-width="1.161cm"/>
    </style:style>
    <style:style style:name="co20" style:family="table-column">
      <style:table-column-properties fo:break-before="auto" style:column-width="2.0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  <style:text-properties style:text-position=""/>
    </style:style>
    <style:style style:name="ce10" style:family="table-cell" style:parent-style-name="Default" style:data-style-name="N36">
      <style:table-cell-properties fo:background-color="#ffcccc"/>
      <style:text-properties style:text-position=""/>
    </style:style>
    <style:style style:name="ce11" style:family="table-cell" style:parent-style-name="Default" style:data-style-name="N36">
      <style:table-cell-properties fo:background-color="#ccffff"/>
      <style:text-properties style:text-position=""/>
    </style:style>
    <style:style style:name="ce12" style:family="table-cell" style:parent-style-name="Default">
      <style:table-cell-properties fo:background-color="#99ffff"/>
      <style:text-properties style:text-position=""/>
    </style:style>
    <style:style style:name="ce13" style:family="table-cell" style:parent-style-name="Default">
      <style:table-cell-properties fo:background-color="#99ffcc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ffff99"/>
      <style:text-properties style:text-position="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text-position="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99"/>
      <style:text-properties style:text-position="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cc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  <style:text-properties style:text-position=""/>
    </style:style>
    <style:style style:name="ce32" style:family="table-cell" style:parent-style-name="Default">
      <style:table-cell-properties fo:background-color="#ffcccc" fo:border="0.06pt solid #cccccc"/>
      <style:text-properties style:text-position=""/>
    </style:style>
    <style:style style:name="ce33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  <style:text-properties style:text-position=""/>
    </style:style>
    <style:style style:name="ce34" style:family="table-cell" style:parent-style-name="Default">
      <style:table-cell-properties fo:background-color="#ccffff" fo:border="0.06pt solid #cccccc"/>
      <style:text-properties style:text-position=""/>
    </style:style>
    <style:style style:name="ce35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  <style:text-properties style:text-position=""/>
    </style:style>
    <style:style style:name="ce37" style:family="table-cell" style:parent-style-name="Default">
      <style:table-cell-properties fo:background-color="#ffff99" fo:border="0.06pt solid #cccccc"/>
      <style:text-properties style:text-position=""/>
    </style:style>
    <style:style style:name="ce38" style:family="table-cell" style:parent-style-name="Default">
      <style:table-cell-properties fo:background-color="#ccff99" fo:border="0.06pt solid #cccccc"/>
      <style:text-properties style:text-position=""/>
    </style:style>
    <style:style style:name="ce39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6">
      <style:table-cell-properties fo:background-color="#ffcccc" fo:border="0.06pt solid #cccccc"/>
      <style:text-properties style:text-position=""/>
    </style:style>
    <style:style style:name="ce42" style:family="table-cell" style:parent-style-name="Default" style:data-style-name="N36">
      <style:table-cell-properties fo:background-color="#ccffff" fo:border="0.06pt solid #cccccc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  <style:text-properties style:text-position="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  <style:text-properties style:text-position="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  <style:text-properties style:text-position="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2" style:family="table-cell" style:parent-style-name="Default">
      <style:table-cell-properties fo:background-color="#ccffff"/>
    </style:style>
    <style:style style:name="ce63" style:family="table-cell" style:parent-style-name="Default">
      <style:table-cell-properties fo:background-color="#ffff99"/>
    </style:style>
    <style:style style:name="ce64" style:family="table-cell" style:parent-style-name="Default">
      <style:table-cell-properties fo:background-color="#ccff99"/>
    </style:style>
    <style:style style:name="ce65" style:family="table-cell" style:parent-style-name="Default">
      <style:table-cell-properties fo:background-color="#ffcccc"/>
    </style:style>
    <style:style style:name="ce6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able-cell-properties fo:background-color="#ffcccc"/>
    </style:style>
    <style:style style:name="ce72" style:family="table-cell" style:parent-style-name="Default" style:data-style-name="N36">
      <style:table-cell-properties fo:background-color="#ccffff"/>
    </style:style>
    <style:style style:name="ce73" style:family="table-cell" style:parent-style-name="Default">
      <style:table-cell-properties fo:background-color="#99ffff"/>
    </style:style>
    <style:style style:name="ce74" style:family="table-cell" style:parent-style-name="Default">
      <style:table-cell-properties fo:background-color="#99ffcc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</style:style>
    <style:style style:name="ce9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="0.06pt solid #cccccc"/>
    </style:style>
    <style:style style:name="ce93" style:family="table-cell" style:parent-style-name="Default">
      <style:table-cell-properties fo:background-color="#ffcccc" fo:border="0.06pt solid #cccccc"/>
    </style:style>
    <style:style style:name="ce94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95" style:family="table-cell" style:parent-style-name="Default">
      <style:table-cell-properties fo:background-color="#ccffff" fo:border="0.06pt solid #cccccc"/>
    </style:style>
    <style:style style:name="ce96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98" style:family="table-cell" style:parent-style-name="Default">
      <style:table-cell-properties fo:background-color="#ffff99" fo:border="0.06pt solid #cccccc"/>
    </style:style>
    <style:style style:name="ce99" style:family="table-cell" style:parent-style-name="Default">
      <style:table-cell-properties fo:background-color="#ccff99" fo:border="0.06pt solid #cccccc"/>
    </style:style>
    <style:style style:name="ce100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able-cell-properties fo:background-color="#ffcccc" fo:border="0.06pt solid #cccccc"/>
    </style:style>
    <style:style style:name="ce103" style:family="table-cell" style:parent-style-name="Default" style:data-style-name="N36">
      <style:table-cell-properties fo:background-color="#ccffff" fo:border="0.06pt solid #cccccc"/>
    </style:style>
    <style:style style:name="ce104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105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106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107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108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109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06pt solid #cccccc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ce34"/>
        <table:table-column table:style-name="co5" table:default-cell-style-name="ce34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/>
          <table:table-cell table:style-name="Default" table:number-columns-repeated="7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3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5" office:value-type="string" calcext:value-type="string">
            <text:p>CLK1_M2C_P </text:p>
          </table:table-cell>
          <table:table-cell table:style-name="ce37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5" office:value-type="string" calcext:value-type="string">
            <text:p>CLK1_M2C_N </text:p>
          </table:table-cell>
          <table:table-cell table:style-name="ce37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6" office:value-type="string" calcext:value-type="string">
            <text:p>LA00_CC_P </text:p>
          </table:table-cell>
          <table:table-cell table:style-name="ce37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0_CC_N </text:p>
          </table:table-cell>
          <table:table-cell table:style-name="ce37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P </text:p>
          </table:table-cell>
          <table:table-cell table:style-name="ce37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N </text:p>
          </table:table-cell>
          <table:table-cell table:style-name="ce37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P </text:p>
          </table:table-cell>
          <table:table-cell table:style-name="ce37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N</text:p>
          </table:table-cell>
          <table:table-cell table:style-name="ce37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P</text:p>
          </table:table-cell>
          <table:table-cell table:style-name="ce37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N</text:p>
          </table:table-cell>
          <table:table-cell table:style-name="ce37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6_P</text:p>
          </table:table-cell>
          <table:table-cell table:style-name="ce37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7" office:value-type="string" calcext:value-type="string">
            <text:p>LA16_N</text:p>
          </table:table-cell>
          <table:table-cell table:style-name="ce37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5_P </text:p>
          </table:table-cell>
          <table:table-cell table:style-name="ce38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A05_N </text:p>
          </table:table-cell>
          <table:table-cell table:style-name="ce38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7">
          <table:table-cell/>
          <table:table-cell table:style-name="ce39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3" table:default-cell-style-name="ce75"/>
        <table:table-column table:style-name="co7" table:default-cell-style-name="ce75"/>
        <table:table-column table:style-name="co14" table:default-cell-style-name="Default"/>
        <table:table-column table:style-name="co15" table:default-cell-style-name="Default"/>
        <table:table-column table:style-name="co16" table:default-cell-style-name="ce115"/>
        <table:table-column table:style-name="co5" table:default-cell-style-name="ce75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20" table:default-cell-style-name="Default"/>
        <table:table-row table:style-name="ro8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/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75" office:value-type="string" calcext:value-type="string">
            <text:p>0.16</text:p>
          </table:table-cell>
          <table:table-cell table:style-name="ce75" office:value-type="string" calcext:value-type="string">
            <text:p>1.27</text:p>
          </table:table-cell>
          <table:table-cell table:style-name="ce75" office:value-type="string" calcext:value-type="string">
            <text:p>1.28</text:p>
          </table:table-cell>
          <table:table-cell table:style-name="ce75" office:value-type="string" calcext:value-type="string">
            <text:p>1.29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edny ko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75" office:value-type="float" office:value="1" calcext:value-type="float">
            <text:p>1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ly format</text:p>
          </table:table-cell>
          <table:table-cell/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5" table:number-columns-repeated="4"/>
        </table:table-row>
        <table:table-row table:style-name="ro6">
          <table:table-cell table:number-columns-repeated="4"/>
          <table:table-cell table:style-name="ce116" office:value-type="string" calcext:value-type="string">
            <text:p>Java Kolejność odpytywania MySql</text:p>
          </table:table-cell>
          <table:table-cell table:number-columns-repeated="5"/>
        </table:table-row>
        <table:table-row table:style-name="ro6">
          <table:table-cell table:style-name="Default" office:value-type="string" calcext:value-type="string">
            <text:p>s0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zy ta osoba<text:span text:style-name="T1">(wlaściciel abonamentu</text:span>) ma uprawnienia do wjazdu?</text:p>
          </table:table-cell>
          <table:table-cell table:style-name="Default"/>
          <table:table-cell table:number-columns-repeated="4"/>
        </table:table-row>
        <table:table-row table:style-name="ro6"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7" office:value-type="string" calcext:value-type="string">
            <text:p>Czy ma zezwolenie od innego użytkownika?</text:p>
          </table:table-cell>
          <table:table-cell table:style-name="Default"/>
          <table:table-cell table:number-columns-repeated="4"/>
        </table:table-row>
        <table:table-row table:style-name="ro8"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zy kod nie jest w użyciu?</text:p>
          </table:table-cell>
          <table:table-cell table:style-name="Default"/>
          <table:table-cell/>
          <table:table-cell table:style-name="ce114"/>
          <table:table-cell table:number-columns-repeated="2"/>
        </table:table-row>
        <table:table-row table:style-name="ro9"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ir 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zy inny samochód tego użytkownika <text:span text:style-name="T2">(który jest właścicielem abonamentu)</text:span> już nie wjechał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ir coun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UART Transmissi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banner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ir code numbs count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B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ASCII conversion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F</text:p>
          </table:table-cell>
          <table:table-cell table:style-name="Default" office:value-type="string" calcext:value-type="string">
            <text:p>LPC, LCD </text:p>
          </table:table-cell>
          <table:table-cell table:number-columns-repeated="8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19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29 ( ')'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2B ( '+' 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.00.0000</text:date>, <text:time style:data-style-name="N2" text:time-value="19:20:12.23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5-12-21T19:21:59.228000000</dc:date>
    <meta:editing-duration>P11DT2H56M8S</meta:editing-duration>
    <meta:editing-cycles>156</meta:editing-cycles>
    <meta:generator>LibreOffice/4.3.5.2$Windows_x86 LibreOffice_project/3a87456aaa6a95c63eea1c1b3201acedf0751bd5</meta:generator>
    <meta:document-statistic meta:table-count="6" meta:cell-count="1426" meta:object-count="0"/>
  </office:meta>
</office:document-meta>
</file>